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518cm" fo:min-width="0.19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4.352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05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2.36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2.0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6.72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5.55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287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808080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60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xml:id="id1" draw:id="id1" draw:layer="layout" svg:width="0.793cm" svg:height="0.768cm" svg:x="12.607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93cm" svg:height="0.768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93cm" svg:height="0.768cm" svg:x="19.307cm" svg:y="3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93cm" svg:height="0.768cm" svg:x="11.9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2cm" svg:height="4.9cm" svg:x="11.2cm" svg:y="3.43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652cm" svg:height="1.431cm" svg:x="11.8cm" svg:y="2.7cm">
          <draw:text-box>
            <text:p><text:span text:style-name="T1">int</text:span></text:p>
          </draw:text-box>
        </draw:frame>
        <draw:custom-shape draw:style-name="gr3" draw:text-style-name="P1" draw:layer="layout" svg:width="4.952cm" svg:height="4.9cm" svg:x="18.5cm" svg:y="3.43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964cm" svg:height="1.431cm" svg:x="19.2cm" svg:y="2.7cm">
          <draw:text-box>
            <text:p><text:span text:style-name="T1">double</text:span></text:p>
          </draw:text-box>
        </draw:frame>
        <draw:custom-shape draw:style-name="gr6" draw:text-style-name="P1" draw:layer="layout" svg:width="2.912cm" svg:height="2.6cm" svg:x="19.54cm" svg:y="4.631cm">
          <text:p text:style-name="P3"><text:span text:style-name="T1">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7.328cm" svg:height="1.431cm" svg:x="1.3cm" svg:y="5.169cm">
          <draw:text-box>
            <text:p><text:span text:style-name="T1">if <text:s text:c="29"/>then <text:s text:c="24"/>else</text:span></text:p>
          </draw:text-box>
        </draw:frame>
        <draw:custom-shape draw:style-name="gr6" draw:text-style-name="P1" draw:layer="layout" svg:width="2.912cm" svg:height="2.6cm" svg:x="12.24cm" svg:y="4.631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793cm" svg:height="0.768cm" svg:x="3.34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93cm" svg:height="0.768cm" svg:x="4.248cm" svg:y="3.1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152cm" svg:height="4.9cm" svg:x="2.648cm" svg:y="3.43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88cm" svg:height="1.431cm" svg:x="3.248cm" svg:y="2.7cm">
          <draw:text-box>
            <text:p><text:span text:style-name="T1">bool</text:span></text:p>
          </draw:text-box>
        </draw:frame>
        <draw:custom-shape draw:style-name="gr9" draw:text-style-name="P1" draw:layer="layout" svg:width="4.139cm" svg:height="2.6cm" svg:x="3.661cm" svg:y="4.631cm">
          <text:p text:style-name="P3"><text:span text:style-name="T1">3 + 4 &gt;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.2cm" svg:y1="6.6cm" svg:x2="23.8cm" svg:y2="6.6cm">
          <text:p/>
        </draw:line>
        <draw:connector draw:style-name="gr11" draw:text-style-name="P3" draw:layer="layout" draw:type="curve" svg:x1="13.003cm" svg:y1="3.032cm" svg:x2="19.703cm" svg:y2="3.132cm" draw:start-shape="id1" draw:start-glue-point="0" draw:end-shape="id2" draw:end-glue-point="0" svg:d="M13003 3032c0-750 6700-800 6700 100" svg:viewBox="0 0 6701 670">
          <text:p/>
        </draw:connector>
        <draw:frame draw:style-name="gr12" draw:text-style-name="P2" draw:layer="layout" svg:width="4.209cm" svg:height="1.431cm" svg:x="14.491cm" svg:y="1cm">
          <draw:text-box>
            <text:p><text:span text:style-name="T1">Not sam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41M11S</meta:editing-duration>
    <meta:editing-cycles>73</meta:editing-cycles>
    <meta:generator>LibreOffice/4.3.3.2$Linux_X86_64 LibreOffice_project/430m0$Build-2</meta:generator>
    <dc:date>2015-02-04T20:57:10.219720233</dc:date>
    <meta:document-statistic meta:object-count="19"/>
    <meta:template xlink:type="simple" xlink:actuate="onRequest" xlink:title="Metasepi fig" xlink:href="../.config/libreoffice/4/user/template/Metasepi%20fig.otg" meta:date="2015-02-01T20:51:38.917908761"/>
  </office:meta>
</office:document-meta>
</file>